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Quotation-2.1" table:style-name="ta1" table:print-ranges="A1:AF3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Quotation">
            <text:p>Quotation</text:p>
          </table:table-cell>
          <table:table-cell table:style-name="ce8" office:value-type="string" office:string-value="Quotation. Details">
            <text:p>Quotation. Details</text:p>
          </table:table-cell>
          <table:table-cell table:style-name="ce8" office:value-type="string" office:string-value=""/>
          <table:table-cell table:style-name="ce8" office:value-type="string" office:string-value="Quotation">
            <text:p>Quot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Purchase Order">
            <text:p>Purchase Order</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quote for the provision of goods and services.">
            <text:p>A document used to quote for the provision of goods and servic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Quotation. UBL Version Identifier. Identifier">
            <text:p>Quotation. UBL Version Identifier.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Quotation. Customization Identifier. Identifier">
            <text:p>Quotation. Customization Identifier.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Quotation. Profile Identifier. Identifier">
            <text:p>Quotation. Profile Identifier.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subset of UBL being used.">
            <text:p>Identifies a user-defined profile of the subset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Quotation. Profile Execution Identifier. Identifier">
            <text:p>Quotation. Profile Execution Identifier.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Quotation. Identifier">
            <text:p>Quotation.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Quotation. Copy_ Indicator. Indicator">
            <text:p>Quotation. Copy_ Indicator. Indicato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Quotation. UUID. Identifier">
            <text:p>Quotation. UUID.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Quotation. Issue Date. Date">
            <text:p>Quotation. Issue Date. Date</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Quotation. Issue Time. Time">
            <text:p>Quotation. Issue Time. Time</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table:style-name="ce9" office:value-type="string" office:string-value="Quotation. Note. Text">
            <text:p>Quotation. Note. Text</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2]&lt;&gt;&quot;&quot;;CONCATENATE([.F12];&quot; &quot;;[.G12]);[.G12])"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PricingCurrencyCode">
            <text:p>PricingCurrencyCode</text:p>
          </table:table-cell>
          <table:table-cell table:style-name="ce9" office:value-type="string" office:string-value="Quotation. Pricing_ Currency Code. Code">
            <text:p>Quotation. Pricing_ Currency Code. Code</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3]&lt;&gt;&quot;&quot;;CONCATENATE([.F13];&quot; &quot;;[.G13]);[.G13])"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all prices in the Quotation.">
            <text:p>A code signifying the currency used for all prices in the Quotation.</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LineCountNumeric">
            <text:p>LineCountNumeric</text:p>
          </table:table-cell>
          <table:table-cell table:style-name="ce9" office:value-type="string" office:string-value="Quotation. Line Count. Numeric">
            <text:p>Quotation. Line Count. Numeric</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14]&lt;&gt;&quot;&quot;;CONCATENATE([.F14];&quot; &quot;;[.G14]);[.G14])"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14]&lt;&gt;&quot;&quot;;CONCATENATE([.J14];&quot;_ &quot;;[.I14];&quot;. Type&quot;);CONCATENATE([.I14];&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Quotation Lines in this document.">
            <text:p>The number of Quotation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15]=&quot;Universally Unique&quot;;&quot;UU&quot;;[.E15]);[.F15];IF([.H15]&lt;&gt;[.I15];[.H15];&quot;&quot;);CONCATENATE(IF([.I15]=&quot;Identifier&quot;;&quot;ID&quot;;IF([.I15]=&quot;Text&quot;;&quot;&quot;;[.I15]))));&quot; &quot;;&quot;&quot;);&quot;'&quot;;&quot;&quot;)" office:value-type="string" table:style-name="ce4" office:string-value="ValidityPeriod">
            <text:p>ValidityPeriod</text:p>
          </table:table-cell>
          <table:table-cell office:value-type="string" table:style-name="ce10" office:string-value="Quotation. Validity_ Period. Period">
            <text:p>Quotation. Validity_ Period. Period</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15]"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for which the Quotation is valid.">
            <text:p>The period for which the Quotation is vali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6]=&quot;Universally Unique&quot;;&quot;UU&quot;;[.E16]);[.F16];IF([.H16]&lt;&gt;[.I16];[.H16];&quot;&quot;);CONCATENATE(IF([.I16]=&quot;Identifier&quot;;&quot;ID&quot;;IF([.I16]=&quot;Text&quot;;&quot;&quot;;[.I16]))));&quot; &quot;;&quot;&quot;);&quot;'&quot;;&quot;&quot;)" office:value-type="string" table:style-name="ce4" office:string-value="RequestForQuotationDocumentReference">
            <text:p>RequestForQuotationDocumentReference</text:p>
          </table:table-cell>
          <table:table-cell office:value-type="string" table:style-name="ce10" office:string-value="Quotation. Request For Quotation_ Document Reference. Document Reference">
            <text:p>Quotation. Request For Quotation_ Document Reference. Document Reference</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Request For Quotation">
            <text:p>Request For Quotation</text:p>
          </table:table-cell>
          <table:table-cell table:style-name="ce10" office:value-type="string" office:string-value=""/>
          <table:table-cell table:style-name="ce10" office:value-type="string" office:string-value=""/>
          <table:table-cell table:formula="of:=[.M1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Request for Quotation associated with this Quotation.">
            <text:p>A reference to the Request for Quotation associated with this Quotation.</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7]=&quot;Universally Unique&quot;;&quot;UU&quot;;[.E17]);[.F17];IF([.H17]&lt;&gt;[.I17];[.H17];&quot;&quot;);CONCATENATE(IF([.I17]=&quot;Identifier&quot;;&quot;ID&quot;;IF([.I17]=&quot;Text&quot;;&quot;&quot;;[.I17]))));&quot; &quot;;&quot;&quot;);&quot;'&quot;;&quot;&quot;)" office:value-type="string" table:style-name="ce4" office:string-value="AdditionalDocumentReference">
            <text:p>AdditionalDocumentReference</text:p>
          </table:table-cell>
          <table:table-cell office:value-type="string" table:style-name="ce10" office:string-value="Quotation. Additional_ Document Reference. Document Reference">
            <text:p>Quotation. Additional_ Document Reference. Document Reference</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1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8]=&quot;Universally Unique&quot;;&quot;UU&quot;;[.E18]);[.F18];IF([.H18]&lt;&gt;[.I18];[.H18];&quot;&quot;);CONCATENATE(IF([.I18]=&quot;Identifier&quot;;&quot;ID&quot;;IF([.I18]=&quot;Text&quot;;&quot;&quot;;[.I18]))));&quot; &quot;;&quot;&quot;);&quot;'&quot;;&quot;&quot;)" office:value-type="string" table:style-name="ce4" office:string-value="Contract">
            <text:p>Contract</text:p>
          </table:table-cell>
          <table:table-cell office:value-type="string" table:style-name="ce10" office:string-value="Quotation. Contract">
            <text:p>Quotation. Contract</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18]"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contract associated with this Quotation.">
            <text:p>A contract associated with this Quotation.</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9]=&quot;Universally Unique&quot;;&quot;UU&quot;;[.E19]);[.F19];IF([.H19]&lt;&gt;[.I19];[.H19];&quot;&quot;);CONCATENATE(IF([.I19]=&quot;Identifier&quot;;&quot;ID&quot;;IF([.I19]=&quot;Text&quot;;&quot;&quot;;[.I19]))));&quot; &quot;;&quot;&quot;);&quot;'&quot;;&quot;&quot;)" office:value-type="string" table:style-name="ce4" office:string-value="Signature">
            <text:p>Signature</text:p>
          </table:table-cell>
          <table:table-cell office:value-type="string" table:style-name="ce10" office:string-value="Quotation. Signature">
            <text:p>Quotation. Signature</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19]"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0]=&quot;Universally Unique&quot;;&quot;UU&quot;;[.E20]);[.F20];IF([.H20]&lt;&gt;[.I20];[.H20];&quot;&quot;);CONCATENATE(IF([.I20]=&quot;Identifier&quot;;&quot;ID&quot;;IF([.I20]=&quot;Text&quot;;&quot;&quot;;[.I20]))));&quot; &quot;;&quot;&quot;);&quot;'&quot;;&quot;&quot;)" office:value-type="string" table:style-name="ce4" office:string-value="SellerSupplierParty">
            <text:p>SellerSupplierParty</text:p>
          </table:table-cell>
          <table:table-cell office:value-type="string" table:style-name="ce10" office:string-value="Quotation. Seller_ Supplier Party. Supplier Party">
            <text:p>Quotation. Seller_ Supplier Party. Supplier Party</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20]"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1]=&quot;Universally Unique&quot;;&quot;UU&quot;;[.E21]);[.F21];IF([.H21]&lt;&gt;[.I21];[.H21];&quot;&quot;);CONCATENATE(IF([.I21]=&quot;Identifier&quot;;&quot;ID&quot;;IF([.I21]=&quot;Text&quot;;&quot;&quot;;[.I21]))));&quot; &quot;;&quot;&quot;);&quot;'&quot;;&quot;&quot;)" office:value-type="string" table:style-name="ce4" office:string-value="BuyerCustomerParty">
            <text:p>BuyerCustomerParty</text:p>
          </table:table-cell>
          <table:table-cell office:value-type="string" table:style-name="ce10" office:string-value="Quotation. Buyer_ Customer Party. Customer Party">
            <text:p>Quotation. Buyer_ Customer Party. Customer Party</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21]"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ssociation to the Buyer.">
            <text:p>Association to the Buy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OriginatorCustomerParty">
            <text:p>OriginatorCustomerParty</text:p>
          </table:table-cell>
          <table:table-cell office:value-type="string" table:style-name="ce10" office:string-value="Quotation. Originator_ Customer Party. Customer Party">
            <text:p>Quotation. Originator_ Customer Party. Customer Party</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22]"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iginator.">
            <text:p>The originato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Delivery">
            <text:p>Delivery</text:p>
          </table:table-cell>
          <table:table-cell office:value-type="string" table:style-name="ce10" office:string-value="Quotation. Delivery">
            <text:p>Quotation. Delivery</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3]"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DeliveryTerms">
            <text:p>DeliveryTerms</text:p>
          </table:table-cell>
          <table:table-cell office:value-type="string" table:style-name="ce10" office:string-value="Quotation. Delivery Terms">
            <text:p>Quotation. Delivery Terms</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PaymentMeans">
            <text:p>PaymentMeans</text:p>
          </table:table-cell>
          <table:table-cell office:value-type="string" table:style-name="ce10" office:string-value="Quotation. Payment Means">
            <text:p>Quotation. Payment Means</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TransactionConditions">
            <text:p>TransactionConditions</text:p>
          </table:table-cell>
          <table:table-cell office:value-type="string" table:style-name="ce10" office:string-value="Quotation. Transaction Conditions">
            <text:p>Quotation. Transaction Conditions</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6]" office:value-type="string" table:style-name="ce10" office:string-value="Transaction Conditions">
            <text:p>Transaction Conditions</text:p>
          </table:table-cell>
          <table:table-cell office:value-type="string" table:style-name="ce10" office:string-value="Transaction Conditions">
            <text:p>Transaction Conditio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action Conditions">
            <text:p>Transaction Conditio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pecification of purchasing, sales, or payment conditions applying to Orders related to this Quotation.">
            <text:p>A specification of purchasing, sales, or payment conditions applying to Orders related to this Quotation.</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AllowanceCharge">
            <text:p>AllowanceCharge</text:p>
          </table:table-cell>
          <table:table-cell office:value-type="string" table:style-name="ce10" office:string-value="Quotation. Allowance Charge">
            <text:p>Quotation. Allowance Charge</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7]"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DestinationCountry">
            <text:p>DestinationCountry</text:p>
          </table:table-cell>
          <table:table-cell office:value-type="string" table:style-name="ce10" office:string-value="Quotation. Destination_ Country. Country">
            <text:p>Quotation. Destination_ Country. Country</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Destination">
            <text:p>Destination</text:p>
          </table:table-cell>
          <table:table-cell table:style-name="ce10" office:value-type="string" office:string-value=""/>
          <table:table-cell table:style-name="ce10" office:value-type="string" office:string-value=""/>
          <table:table-cell table:formula="of:=[.M28]" office:value-type="string" table:style-name="ce10" office:string-value="Country">
            <text:p>Country</text:p>
          </table:table-cell>
          <table:table-cell office:value-type="string" table:style-name="ce10"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untry">
            <text:p>Countr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country of destination of potential orders (for customs purposes).">
            <text:p>The country of destination of potential orders (for customs purpos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TaxTotal">
            <text:p>TaxTotal</text:p>
          </table:table-cell>
          <table:table-cell office:value-type="string" table:style-name="ce10" office:string-value="Quotation. Tax Total">
            <text:p>Quotation. Tax Total</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9]"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QuotedMonetaryTotal">
            <text:p>QuotedMonetaryTotal</text:p>
          </table:table-cell>
          <table:table-cell office:value-type="string" table:style-name="ce10" office:string-value="Quotation. Quoted_ Monetary Total. Monetary Total">
            <text:p>Quotation. Quoted_ Monetary Total. Monetary Total</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Quoted">
            <text:p>Quoted</text:p>
          </table:table-cell>
          <table:table-cell table:style-name="ce10" office:value-type="string" office:string-value=""/>
          <table:table-cell table:style-name="ce10" office:value-type="string" office:string-value=""/>
          <table:table-cell table:formula="of:=[.M30]"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of the Quotation.">
            <text:p>The total amount of the Quotation.</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QuotationLine">
            <text:p>QuotationLine</text:p>
          </table:table-cell>
          <table:table-cell office:value-type="string" table:style-name="ce10" office:string-value="Quotation. Quotation Line">
            <text:p>Quotation. Quotation Line</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31]" office:value-type="string" table:style-name="ce10" office:string-value="Quotation Line">
            <text:p>Quotation Line</text:p>
          </table:table-cell>
          <table:table-cell office:value-type="string" table:style-name="ce10" office:string-value="Quotation Line">
            <text:p>Quotation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Quotation Line">
            <text:p>Quotation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line quoting a cost for one kind of item.">
            <text:p>A line quoting a cost for one kind of item.</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